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88cm" table:align="right"/>
    </style:style>
    <style:style style:name="Tableau2.A" style:family="table-column">
      <style:table-column-properties style:column-width="16.988cm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5" style:family="paragraph" style:parent-style-name="Table_20_Contents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8pt" style:font-size-asian="18pt" style:font-size-complex="18pt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8pt" style:font-size-asian="18pt" style:font-size-complex="18pt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8pt" style:font-size-asian="18pt" style:font-size-complex="18pt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8pt" style:font-size-asian="18pt" style:font-size-complex="18pt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P15" style:family="paragraph" style:parent-style-name="Table_20_Contents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1: debat: </text:p>
      <text:p text:style-name="P1"/>
      <text:p text:style-name="P1">publicité et liberté, la fin d'un rêve ?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+ La pub , espace de liberté</text:p>
          </table:table-cell>
          <table:table-cell table:style-name="Tableau1.B1" office:value-type="string">
            <text:p text:style-name="P4">- La pub, une entrave à la liberté</text:p>
          </table:table-cell>
        </table:table-row>
        <table:table-row>
          <table:table-cell table:style-name="Tableau1.A2" office:value-type="string">
            <text:p text:style-name="P4">Le diveloppement de l'économie</text:p>
          </table:table-cell>
          <table:table-cell table:style-name="Tableau1.B2" office:value-type="string">
            <text:p text:style-name="P4">La pub oriente notre manière</text:p>
            <text:p text:style-name="P4">de penser comme la propagande notre choix n'est plus avisé il est conditionné par la matraquage publicitaire.</text:p>
          </table:table-cell>
        </table:table-row>
        <table:table-row>
          <table:table-cell table:style-name="Tableau1.A2" office:value-type="string">
            <text:p text:style-name="P4">Elle peux faire connaître de nouveaux produits.</text:p>
          </table:table-cell>
          <table:table-cell table:style-name="Tableau1.B2" office:value-type="string">
            <text:p text:style-name="P4">Nous sommes envahi au quotidien par la ads c'est une forme de pollution: pollution sonore(radio, télévision...)</text:p>
            <text:p text:style-name="P4">pollution visuelle(panneau dans les villes ou qui défigure de magnifiques paysages).</text:p>
          </table:table-cell>
        </table:table-row>
        <table:table-row>
          <table:table-cell table:style-name="Tableau1.A2" office:value-type="string">
            <text:p text:style-name="P4">Elle permet de faire découvrir <text:s text:c="4"/></text:p>
            <text:p text:style-name="P4">une marque ou une enterprise.</text:p>
          </table:table-cell>
          <table:table-cell table:style-name="Tableau1.B2" office:value-type="string">
            <text:p text:style-name="P4">La pub véhicule des idées que notre cereau retient malgré lui:</text:p>
            <text:p text:style-name="P4">catalogue de jouets qui definissent les activités propres aux hommes ou aux femmes, pub de produit</text:p>
            <text:p text:style-name="P4"/>
            <text:p text:style-name="P4">avec les voitures toujours avec de hommes, beaucoup de pub présente des femmes dénudées dans une attitude aguicheuse</text:p>
          </table:table-cell>
        </table:table-row>
        <table:table-row>
          <table:table-cell table:style-name="Tableau1.A2" office:value-type="string">
            <text:p text:style-name="P4">La pub permet de faire passer d'autres messages que des publicitaire.</text:p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Elle permet de diffuser des idées à grande échelle.</text:p>
          </table:table-cell>
          <table:table-cell table:style-name="Tableau1.B2" office:value-type="string">
            <text:p text:style-name="P4"/>
          </table:table-cell>
        </table:table-row>
        <text:soft-page-break/>
        <table:table-row>
          <table:table-cell table:style-name="Tableau1.A2" office:value-type="string">
            <text:p text:style-name="P4">En sponsorisant des sportifs,elle permet de réaliser des rêves.</text:p>
          </table:table-cell>
          <table:table-cell table:style-name="Tableau1.B2" office:value-type="string">
            <text:p text:style-name="P4"/>
          </table:table-cell>
        </table:table-row>
      </table:table>
      <text:p text:style-name="P1"/>
      <text:p text:style-name="P1">Carglasse repare carglasse ramplace.</text:p>
      <text:p text:style-name="P1">Feuxvert la patte de l'expèrt</text:p>
      <text:p text:style-name="P1">haribo c'est beau la vie pour les grands et les petits.</text:p>
      <text:p text:style-name="P1">Just do it.</text:p>
      <text:p text:style-name="P1">What else.</text:p>
      <text:p text:style-name="P1">C'est la maaf que je préfère</text:p>
      <text:p text:style-name="P1"/>
      <text:p text:style-name="P1">S3</text:p>
      <text:p text:style-name="P1"/>
      <text:p text:style-name="P1">pour l'auteur la pub nous enferme elle nous empeche d'agir librement car elle influence car elle influence aussi notre façon de penser : elle restreint le champ de nos idées; nous retons cantonnes <text:s/>à ce que nous savons deja, nous n'allons pas voir ailleurs nous ne prenoms pas d'initiatives. L'oevre exprime aussi l'idées que nous sommes condamnés à vivre aec la pub car elle est partout. Nous sommes comme prsonnier de cet univers les slogans publicitaires ont envahis notre mémoire comme les marques s'étalent <text:s/>sur les murs de la télé.</text:p>
      <text:p text:style-name="P1"/>
      <text:p text:style-name="P1">S4: the supermarket lady, Duane HANSON, 1969</text:p>
      <text:p text:style-name="P1"/>
      <text:p text:style-name="P1">la sculture a été faite d'après le moulage du corps avec des bandes de platre ensuite l'artiste a coulé dans le moule du polyester mélangé avec de la fibre de verre pour renforcer les moulages qu'il a soudé entre-eux enfin il a peint sa sculture, il y ajouté une perruque, des vêtements et d'autres accessoires.</text:p>
      <text:p text:style-name="P1"/>
      <text:list xml:id="list4323432120312965053" text:style-name="L1">
        <text:list-item>
          <text:p text:style-name="P8">Description: </text:p>
        </text:list-item>
      </text:list>
      <text:p text:style-name="P1"/>
      <text:list xml:id="list8089691639057909616" text:style-name="L2">
        <text:list-item>
          <text:p text:style-name="P9">Femme au supermarché </text:p>
        </text:list-item>
      </text:list>
      <text:list xml:id="list7059671766217625792" text:style-name="L3">
        <text:list-item>
          <text:p text:style-name="P10">bigoudis, chaussons, faulard au dessus, tenue peu soignée -&gt; <text:soft-page-break/>négligée</text:p>
        </text:list-item>
        <text:list-item>
          <text:p text:style-name="P10"/>
        </text:list-item>
        <text:list-item>
          <text:p text:style-name="P10">personne an surpoids et qui fume</text:p>
        </text:list-item>
        <text:list-item>
          <text:p text:style-name="P10">caddie rempit et déborde grande quantité de produits</text:p>
          <text:p text:style-name="P10">nourriture peu équilibre, pas de produits frais(cannettes de soda, pizzas, conserves, pain industriel)</text:p>
        </text:list-item>
      </text:list>
      <text:p text:style-name="P1"/>
      <text:p text:style-name="P1"/>
      <text:list xml:id="list31300774" text:continue-list="list4323432120312965053" text:style-name="L1">
        <text:list-item>
          <text:p text:style-name="P8">Interprétation:<text:tab/></text:p>
        </text:list-item>
      </text:list>
      <text:list xml:id="list6981028701518516439" text:style-name="L4">
        <text:list-item>
          <text:p text:style-name="P11">dénoncé la surconsomation.</text:p>
        </text:list-item>
        <text:list-item>
          <text:p text:style-name="P11">mal-bouffe(familier) malnutrition.</text:p>
        </text:list-item>
        <text:list-item>
          <text:p text:style-name="P11">elle néglige sa santé.</text:p>
        </text:list-item>
        <text:list-item>
          <text:p text:style-name="P11">Elle le regare vide, triste et de solitude.</text:p>
          <text:p text:style-name="P11">Lassitude et d'ennui </text:p>
        </text:list-item>
      </text:list>
      <text:p text:style-name="P1">l'objectif de l'auteur était de montrer la réali de la vie des gens de classe moyennes et populaires: alors qu'ils ont tous matériellement, leur existence est vide et faite de solitude(plénitude du caddie qui contraste avec le vide, la solitude).</text:p>
      <text:p text:style-name="P1"/>
      <text:p text:style-name="P1"/>
      <text:p text:style-name="P7"/>
      <text:p text:style-name="Text_20_body">S5 : Classement de propositions subordonnées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Je voudrais <text:span text:style-name="T1">que tu m'accompagnes.</text:span></text:p>
          </table:table-cell>
        </table:table-row>
        <table:table-row>
          <table:table-cell table:style-name="Tableau2.A2" office:value-type="string">
            <text:p text:style-name="P4">Je sortirai <text:span text:style-name="T1">même s'il pleut.</text:span></text:p>
            <text:p text:style-name="P5">même s'il pleut Je sortirai.</text:p>
          </table:table-cell>
        </table:table-row>
        <table:table-row>
          <table:table-cell table:style-name="Tableau2.A2" office:value-type="string">
            <text:p text:style-name="P4">Le film <text:span text:style-name="T1">que tu recommandes</text:span> semble intéressant.</text:p>
            <text:p text:style-name="P4">Le film semble intéressant.</text:p>
          </table:table-cell>
        </table:table-row>
        <table:table-row>
          <table:table-cell table:style-name="Tableau2.A2" office:value-type="string">
            <text:p text:style-name="P4">J'ignore <text:span text:style-name="T1">pourquoi il est venu.</text:span></text:p>
          </table:table-cell>
        </table:table-row>
        <table:table-row>
          <table:table-cell table:style-name="Tableau2.A2" office:value-type="string">
            <text:p text:style-name="P4">Il demande <text:span text:style-name="T1">que tu aies un droit de réponse.</text:span></text:p>
          </table:table-cell>
        </table:table-row>
        <table:table-row>
          <table:table-cell table:style-name="Tableau2.A2" office:value-type="string">
            <text:p text:style-name="P4">Je pence <text:span text:style-name="T1">qu'elle sera d'accord.</text:span></text:p>
          </table:table-cell>
        </table:table-row>
        <table:table-row>
          <table:table-cell table:style-name="Tableau2.A2" office:value-type="string">
            <text:p text:style-name="P4">Je ne sais pas <text:span text:style-name="T1">si je viendrai.</text:span></text:p>
          </table:table-cell>
        </table:table-row>
        <table:table-row>
          <table:table-cell table:style-name="Tableau2.A2" office:value-type="string">
            <text:p text:style-name="P4">Je connais la personne <text:span text:style-name="T1">dont tu parles</text:span>.</text:p>
          </table:table-cell>
        </table:table-row>
        <table:table-row>
          <table:table-cell table:style-name="Tableau2.A2" office:value-type="string">
            <text:p text:style-name="P4">Je traville <text:span text:style-name="T1">afin que mes notes soient bonnes.</text:span></text:p>
          </table:table-cell>
        </table:table-row>
        <table:table-row>
          <table:table-cell table:style-name="Tableau2.A2" office:value-type="string">
            <text:p text:style-name="P4">Je me demande <text:span text:style-name="T1">quand le film sortira.</text:span></text:p>
          </table:table-cell>
        </table:table-row>
        <table:table-row>
          <table:table-cell table:style-name="Tableau2.A2" office:value-type="string">
            <text:p text:style-name="P4">Je possède un livre <text:span text:style-name="T1">qui devrait te plaire.</text:span></text:p>
            <text:p text:style-name="P5">Je possède un livre.</text:p>
          </table:table-cell>
        </table:table-row>
        <table:table-row>
          <table:table-cell table:style-name="Tableau2.A2" office:value-type="string">
            <text:p text:style-name="P4">Je tondrai la pelouse <text:span text:style-name="T1">dès qu'il fera beau</text:span>.</text:p>
          </table:table-cell>
        </table:table-row>
      </table:table>
      <text:list xml:id="list6365746345608727072" text:style-name="L5">
        <text:list-header>
          <text:p text:style-name="P13"/>
          <text:p text:style-name="P13">=&gt; proposition subordonné relative.</text:p>
        </text:list-header>
      </text:list>
      <text:p text:style-name="P3"/>
      <text:list xml:id="list31288894" text:continue-numbering="true" text:style-name="L5">
        <text:list-item>
          <text:p text:style-name="P12">la prop subordonnée peut etre supprimée mais pas déplacée.</text:p>
        </text:list-item>
        <text:list-item>
          <text:p text:style-name="P12">Elle complète un GN</text:p>
        </text:list-item>
      </text:list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">Je connais la personne dont tu parles.</text:p>
          </table:table-cell>
        </table:table-row>
        <table:table-row>
          <table:table-cell table:style-name="Tableau3.A2" office:value-type="string">
            <text:p text:style-name="P4">Le film <text:span text:style-name="T1">que tu recommandes</text:span> semble intéressant.</text:p>
          </table:table-cell>
        </table:table-row>
        <table:table-row>
          <table:table-cell table:style-name="Tableau3.A2" office:value-type="string">
            <text:p text:style-name="P4">Je possède un livre <text:span text:style-name="T1">qui devrait te plaire.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/>
      <text:p text:style-name="P2"/>
      <text:p text:style-name="P2">Prop subordonnée interogative indirecte.</text:p>
      <text:list xml:id="list6293159325082093117" text:style-name="L6">
        <text:list-item>
          <text:p text:style-name="P14">Elle complète un verbe</text:p>
        </text:list-item>
        <text:list-item>
          <text:p text:style-name="P14">elle disimule une question.</text:p>
        </text:list-item>
      </text:list>
      <text:p text:style-name="P2"/>
      <text:p text:style-name="P5">J'ignore pourquoi il est venu.</text:p>
      <text:p text:style-name="P5">Je ne sais pas si je viendrai.</text:p>
      <text:p text:style-name="P5">Je me demande quand le film sortira.</text:p>
      <text:p text:style-name="P5"/>
      <text:p text:style-name="P5"/>
      <text:p text:style-name="P5">=&gt; Prop subordonnée complétive.</text:p>
      <text:p text:style-name="P5">* Elle commence par QUE.</text:p>
      <text:p text:style-name="P5">* Elle complète un verbe.</text:p>
      <text:p text:style-name="P5">* Elle ne peut être ni supprimée déplacée</text:p>
      <text:p text:style-name="P5"/>
      <text:p text:style-name="P5">Je voudrais que tu m'accompagnes.</text:p>
      <text:p text:style-name="P5">Il demande que tu aies un droit de réponse.</text:p>
      <text:p text:style-name="P5">Je pense qu'elle sera d'accord.</text:p>
      <text:p text:style-name="P5"/>
      <text:p text:style-name="P5">[ Il <text:span text:style-name="T1">a retrouvé</text:span> un vieil ami ](propositions prinsipal) [ dont il n'<text:span text:style-name="T1">avait</text:span> pas de nouvelles depuis longtemps. ] subordonnée relative</text:p>
      <text:p text:style-name="P5"/>
      <text:p text:style-name="P5">[ Je <text:span text:style-name="T1">souhaite</text:span> ](proposition prinsipal) [ que tu <text:span text:style-name="T1">viennes</text:span> rapidement nous voir. ]</text:p>
      <text:p text:style-name="P5"/>
      <text:p text:style-name="P5">[<text:span text:style-name="T2"> Pour que</text:span> le fête <text:span text:style-name="T1">soit</text:span> réussie] et [<text:span text:style-name="T3">que</text:span> tout le monde <text:span text:style-name="T1">soit</text:span> satisfait], [il <text:span text:style-name="T5">faudra</text:span> veiller au moindre détail.]</text:p>
      <text:p text:style-name="P5"/>
      <text:p text:style-name="P5"><text:span text:style-name="T4">[</text:span><text:span text:style-name="T2">S' </text:span>il <text:span text:style-name="T1">avait</text:span> des <text:span text:style-name="T4">vacances],</text:span> [il <text:span text:style-name="T1">voyagerait]</text:span> et [<text:span text:style-name="T1">visiterait</text:span> de nombreux pays]</text:p>
      <text:p text:style-name="P5"/>
      <text:p text:style-name="P5"/>
      <text:p text:style-name="P5"><text:soft-page-break/>[L'obj] [que tu <text:span text:style-name="T1">vois</text:span>] [<text:span text:style-name="T1">est</text:span> très ancien.]</text:p>
      <text:p text:style-name="P5"/>
      <text:p text:style-name="P5">[<text:span text:style-name="T2">S'</text:span>il <text:span text:style-name="T1">est</text:span> fatigué], [il <text:span text:style-name="T1">se</text:span> repose.]</text:p>
      <text:p text:style-name="P5"/>
      <text:p text:style-name="P5">[Je me demande] [comment il <text:span text:style-name="T1">va</text:span> se sortir de cette situation <text:s text:c="39"/>difficile.]</text:p>
      <text:p text:style-name="P5"/>
      <text:p text:style-name="P5">[Dès que tu <text:span text:style-name="T1">seras arrivé</text:span>], [<text:span text:style-name="T1">fais</text:span>-nous signe.]</text:p>
      <text:p text:style-name="P5"/>
      <text:p text:style-name="P5">La maison<text:span text:style-name="T4"> dans laquelle </text:span>tu vie <text:span text:style-name="T1">est</text:span> magnifique.</text:p>
      <text:p text:style-name="P5"/>
      <text:p text:style-name="P5"><text:span text:style-name="T4">[</text:span><text:span text:style-name="T5">Dis</text:span>-moi] [<text:span text:style-name="T2">pourquoi</text:span> il<text:span text:style-name="T5"> est vennu </text:span>te voir hier.]</text:p>
      <text:p text:style-name="P5"/>
      <text:p text:style-name="P5">[Je <text:span text:style-name="T5">pence</text:span><text:span text:style-name="T4">]</text:span> [<text:span text:style-name="T2">que</text:span> tu <text:span text:style-name="T1">devrais</text:span> changer d'attitude.]</text:p>
      <text:p text:style-name="P5"/>
      <text:p text:style-name="P5"><text:span text:style-name="T4">[</text:span><text:span text:style-name="T2">Etant donné que</text:span> tous les spectateurs <text:span text:style-name="T1">sont arrivés</text:span>], [la représentation théâtrale <text:span text:style-name="T1">peut</text:span> continuer.]</text:p>
      <text:p text:style-name="P5"/>
      <text:p text:style-name="P5">boris Vian</text:p>
      <text:p text:style-name="P5"/>
      <text:p text:style-name="P5">1) le texte apartien a la poesie, la chanson car on observe des paragraphe, des rimes, refrien, les couplés</text:p>
      <text:p text:style-name="P5"/>
      <text:p text:style-name="P5">2) le destinatair est une femme</text:p>
      <text:p text:style-name="P5">a) le narateur est un homme</text:p>
      <text:p text:style-name="P5">"gudule" --&gt; ridicule<text:tab/> bidule</text:p>
      <text:p text:style-name="P5"><text:tab/><text:tab/>crédule<text:tab/><text:tab/> pustule</text:p>
      <text:p text:style-name="P5"><text:tab/><text:tab/><text:tab/><text:tab/><text:tab/>testicule</text:p>
      <text:p text:style-name="P5">3) a) </text:p>
      <text:p text:style-name="P5"/>
      <text:p text:style-name="P5">b)</text:p>
      <text:p text:style-name="P5"/>
      <text:p text:style-name="P5">c) l'obj existe mais le nom est different</text:p>
      <text:p text:style-name="P5"/>
      <text:p text:style-name="P5"/>
      <text:p text:style-name="P5"><text:soft-page-break/>d) l'auteur dénonce le progrès, il regette la tendens a la sur consomation, il est nostalgique de l'epoque ou les gens s'aimait sans les objet du cotidien</text:p>
      <text:p text:style-name="P5"/>
      <text:p text:style-name="P5">e) la relation des deux personnages évolue vers un divorce.</text:p>
      <text:p text:style-name="P5"/>
      <text:p text:style-name="P5">f) les mots qui traduisent la violence sont "la fiche dehors" "confier son sort".</text:p>
      <text:p text:style-name="P5"/>
      <text:p text:style-name="P5">4) a) cette satire se moque de la nouvelle socièté de consommation.</text:p>
      <text:p text:style-name="P5"/>
      <text:p text:style-name="P5">b) oui, car les obj ont de plus en plus d'importance, comme par exemple les smartphones, les ordinateurs, les batteries des voitures</text:p>
      <text:p text:style-name="P5">électriquess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43M57S</meta:editing-duration>
    <meta:editing-cycles>334</meta:editing-cycles>
    <meta:generator>OpenOffice/4.1.7$Win32 OpenOffice.org_project/417m1$Build-9800</meta:generator>
    <dc:date>2021-02-11T11:07:37.07</dc:date>
    <meta:document-statistic meta:table-count="3" meta:image-count="0" meta:object-count="0" meta:page-count="7" meta:paragraph-count="104" meta:word-count="955" meta:character-count="5693"/>
    <meta:user-defined meta:name="Info 1"/>
    <meta:user-defined meta:name="Info 2"/>
    <meta:user-defined meta:name="Info 3"/>
    <meta:user-defined meta:name="Info 4"/>
  </office:meta>
</office:document-meta>
</file>